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Default_20_Text">
      <style:text-properties style:language-asian="zh" style:country-asian="C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Default_20_Text"/>
      <text:p text:style-name="P1">Sample test.</text:p>
      <text:p text:style-name="P1"/>
      <text:p text:style-name="P1"/>
      <text:p text:style-name="P1">Test Sample..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afasdfdat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/>
    <style:style style:name="Heading" style:family="paragraph" style:parent-style-name="Default_20_Text" style:next-style-name="Text_20_Body_20_Single" style:class="text">
      <style:paragraph-properties fo:margin-top="0.1665in" fo:margin-bottom="0.0835in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Single" style:display-name="Text Body Single" style:family="paragraph" style:parent-style-name="Default_20_Text" style:class="text">
      <style:paragraph-properties fo:margin-top="0in" fo:margin-bottom="0.0835in"/>
    </style:style>
    <style:style style:name="List" style:family="paragraph" style:parent-style-name="Text_20_Body_20_Single" style:class="list">
      <style:text-properties style:font-name-complex="Tahoma1"/>
    </style:style>
    <style:style style:name="Caption" style:family="paragraph" style:parent-style-name="Default_20_Text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23T09:46:13</meta:creation-date>
    <meta:initial-creator>Author AOO</meta:initial-creator>
    <meta:editing-cycles>3</meta:editing-cycles>
    <meta:editing-duration>PT2M58S</meta:editing-duration>
    <dc:description>This is a test sample.</dc:description>
    <meta:keyword>Sample Test UNO API</meta:keyword>
    <dc:subject>Subject UNO</dc:subject>
    <dc:title>Title Test</dc:title>
    <dc:date>2012-08-23T11:08:48.96</dc:date>
    <meta:generator>OpenOffice.org/3.5$Win32 OpenOffice.org_project/350m1$Build-9610</meta:generator>
    <dc:creator>Zong Dongjun</dc:creator>
    <meta:document-statistic meta:table-count="0" meta:image-count="0" meta:object-count="0" meta:page-count="1" meta:paragraph-count="3" meta:word-count="5" meta:character-count="37"/>
    <meta:user-defined meta:name="saved-country">US</meta:user-defined>
    <meta:user-defined meta:name="saved-lang">en</meta:user-defined>
  </office:meta>
</office:document-meta>
</file>